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7885d" officeooo:paragraph-rsid="0017885d"/>
    </style:style>
    <style:style style:name="P2" style:family="paragraph" style:parent-style-name="Standard">
      <style:paragraph-properties fo:text-align="start" style:justify-single-word="false"/>
      <style:text-properties style:text-underline-style="none" officeooo:rsid="0017885d" officeooo:paragraph-rsid="0017885d"/>
    </style:style>
    <style:style style:name="P3" style:family="paragraph" style:parent-style-name="Standard">
      <style:paragraph-properties fo:text-align="start" style:justify-single-word="false"/>
      <style:text-properties style:text-underline-style="none" officeooo:rsid="00183137" officeooo:paragraph-rsid="00183137"/>
    </style:style>
    <style:style style:name="T1" style:family="text">
      <style:text-properties officeooo:rsid="0018333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ng Custom Views</text:p>
      <text:p text:style-name="P2">1. Constructor with single parameter(Context) is called when the view is instantiated in java. Other constructors are called during layout inflation.</text:p>
      <text:p text:style-name="P2"><text:s/></text:p>
      <text:p text:style-name="P2">2. Object allocation inside on draw method is a bad practice as onDraw() can be called hundreds of time recreating objects may consume more space and time.</text:p>
      <text:p text:style-name="P2"/>
      <text:p text:style-name="P3">3. invalidate() and postInvalidate() method :- <text:s/><text:span text:style-name="T1">onDraw() method cannot be called inside custom view class while changing any attribute of view(i don’t know why). Instead of that invalidate() and postinvalidate() is called. Invalidate invokes onDraw() immediately abiding all other rules synchronously, it may block complex layout. On the other hand post-invalidate does the same thing but asynchronously and thus do not block the complex lay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2:27:43.870710238</meta:creation-date>
    <dc:date>2017-10-23T12:54:22.535587643</dc:date>
    <meta:editing-duration>PT16M18S</meta:editing-duration>
    <meta:editing-cycles>2</meta:editing-cycles>
    <meta:generator>LibreOffice/5.1.6.2$Linux_X86_64 LibreOffice_project/10m0$Build-2</meta:generator>
    <meta:document-statistic meta:table-count="0" meta:image-count="0" meta:object-count="0" meta:page-count="1" meta:paragraph-count="5" meta:word-count="116" meta:character-count="771" meta:non-whitespace-character-count="657"/>
  </office:meta>
</office:document-meta>
</file>